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fffa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0">
      <style:table-cell-properties fo:border-bottom="none" fo:background-color="#ffffa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0">
      <style:table-cell-properties fo:border-bottom="none" fo:background-color="#ffffa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0">
      <style:table-cell-properties fo:background-color="#d4ea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0">
      <style:table-cell-properties fo:border-bottom="0.74pt solid #000000" fo:background-color="#ffffa6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0">
      <style:table-cell-properties fo:border-bottom="none" fo:background-color="#ffffa6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0">
      <style:table-cell-properties fo:border-bottom="none" fo:background-color="#ffffa6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0">
      <style:table-cell-properties fo:border-bottom="none" fo:background-color="#d4ea6b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number-columns-repeated="15" table:default-cell-style-name="ce10"/>
        <table:table-column table:style-name="co1" table:number-columns-repeated="17" table:default-cell-style-name="ce11"/>
        <table:table-column table:style-name="co1" table:default-cell-style-name="ce14"/>
        <table:table-column table:style-name="co1" table:default-cell-style-name="ce16"/>
        <table:table-row table:style-name="ro1">
          <table:table-cell/>
          <table:table-cell table:style-name="Default"/>
          <table:table-cell table:style-name="ce4" office:value-type="string" calcext:value-type="string" table:number-columns-spanned="35" table:number-rows-spanned="1">
            <text:p>Степени</text:p>
          </table:table-cell>
          <table:covered-table-cell table:number-columns-repeated="34" table:style-name="ce8"/>
        </table:table-row>
        <table:table-row table:style-name="ro1">
          <table:table-cell/>
          <table:table-cell table:style-name="Default"/>
          <table:table-cell table:style-name="ce5" office:value-type="float" office:value="35" calcext:value-type="float">
            <text:p>35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Шаги/состояние регистра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7"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7"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7" table:style-name="ce10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6" table:style-name="ce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5" table:style-name="ce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4" table:style-name="ce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3" table:style-name="ce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1" table:style-name="ce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9" table:style-name="ce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8" table:style-name="ce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7" table:style-name="ce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4">
          <table:table-cell/>
          <table:table-cell table:style-name="Default" table:number-columns-repeated="36"/>
        </table:table-row>
        <table:table-row table:style-name="ro1">
          <table:table-cell/>
          <table:table-cell table:style-name="Default" table:number-columns-repeated="17"/>
          <table:table-cell table:style-name="ce1" office:value-type="string" calcext:value-type="string">
            <text:p>x35+x2+1</text:p>
          </table:table-cell>
          <table:table-cell table:style-name="Default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6T19:18:09</meta:creation-date>
    <dc:language>ru-RU</dc:language>
    <dc:date>2026-03-16T20:55:41</dc:date>
    <meta:editing-cycles>2</meta:editing-cycles>
    <meta:editing-duration>PT26M</meta:editing-duration>
    <meta:generator>LibreOffice/24.2.7.2$Linux_X86_64 LibreOffice_project/420$Build-2</meta:generator>
    <meta:document-statistic meta:table-count="1" meta:cell-count="1442" meta:object-count="0"/>
    <meta:user-defined meta:name="AppVersion">15.0000</meta:user-defined>
  </office:meta>
</office:document-meta>
</file>